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N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ct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FOLDER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dossier d'échang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"/>
          <table:table-cell table:style-name="ce13" office:value-type="string">
            <text:p>mailconnector.php</text:p>
          </table:table-cell>
          <table:table-cell table:style-name="ce13" office:value-type="string">
            <text:p>getimapfolders(I):MB_FOLDER</text:p>
          </table:table-cell>
          <table:table-cell table:style-name="ce13" table:number-columns-repeated="243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MB_TESTCONNECT</text:p>
          </table:table-cell>
          <table:table-cell table:style-name="ce14"/>
          <table:table-cell table:style-name="ce13" office:value-type="string">
            <text:p>Test de 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style-name="ce13"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TESTCONNECTION&amp;id=%I%</text:p>
          </table:table-cell>
          <table:table-cell table:style-name="ce13" table:number-columns-repeated="2"/>
          <table:table-cell table:style-name="ce13" office:value-type="string">
            <text:p>ltarget=_self</text:p>
          </table:table-cell>
          <table:table-cell table:style-name="ce13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MB_RETRIEVEMSG</text:p>
          </table:table-cell>
          <table:table-cell table:style-name="ce12"/>
          <table:table-cell office:value-type="string">
            <text:p>Récupérer les messag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R</text:p>
          </table:table-cell>
          <table:table-cell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RETRIEVEMESSAGES&amp;id=%I%</text:p>
          </table:table-cell>
          <table:table-cell table:number-columns-repeated="2"/>
          <table:table-cell table:style-name="ce13"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METHOD</text:p>
          </table:table-cell>
          <table:table-cell table:style-name="ce3" office:value-type="string">
            <text:p>Method.EMessage.php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ifile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none</text:p>
          </table:table-cell>
          <table:table-cell table:style-name="ce13" table:number-columns-repeated="240"/>
        </table:table-row>
        <table:table-row table:style-name="ro1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2/10/2007</text:date>, <text:time>17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1-23T11:30:11</meta:creation-date>
    <dc:creator>Éric Brison</dc:creator>
    <dc:date>2007-10-12T17:43:11</dc:date>
    <dc:language>fr-FR</dc:language>
    <meta:editing-cycles>123</meta:editing-cycles>
    <meta:editing-duration>P6DT23H43M46S</meta:editing-duration>
    <meta:user-defined meta:name="Info 1"/>
    <meta:user-defined meta:name="Info 2"/>
    <meta:user-defined meta:name="Info 3"/>
    <meta:user-defined meta:name="Info 4"/>
    <meta:document-statistic meta:table-count="2" meta:cell-count="309"/>
  </office:meta>
</office:document-meta>
</file>